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81.47mm" fo:margin-left="0mm" table:align="left"/>
    </style:style>
    <style:style style:name="Table2.A" style:family="table-column">
      <style:table-column-properties style:column-width="15.22mm"/>
    </style:style>
    <style:style style:name="Table2.B" style:family="table-column">
      <style:table-column-properties style:column-width="24.02mm"/>
    </style:style>
    <style:style style:name="Table2.C" style:family="table-column">
      <style:table-column-properties style:column-width="53.36mm"/>
    </style:style>
    <style:style style:name="Table2.D" style:family="table-column">
      <style:table-column-properties style:column-width="20.73mm"/>
    </style:style>
    <style:style style:name="Table2.E" style:family="table-column">
      <style:table-column-properties style:column-width="23.6mm"/>
    </style:style>
    <style:style style:name="Table2.F" style:family="table-column">
      <style:table-column-properties style:column-width="44.54mm"/>
    </style:style>
    <style:style style:name="Table2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2.F1" style:family="table-cell">
      <style:table-cell-properties fo:padding="0.49mm" fo:border="0.05pt solid #000000" style:writing-mode="page"/>
    </style:style>
    <style:style style:name="Table2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F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2.36" style:family="table-row">
      <style:table-row-properties style:min-row-height="11.78mm"/>
    </style:style>
    <style:style style:name="P1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2pt" fo:language="lv" fo:country="LV" fo:font-weight="normal" officeooo:rsid="000c4488" officeooo:paragraph-rsid="000fbdd8" style:font-size-asian="12pt" style:font-weight-asian="normal" style:font-size-complex="12pt" style:font-weight-complex="normal"/>
    </style:style>
    <style:style style:name="P2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2pt" fo:language="lv" fo:country="LV" fo:font-weight="normal" officeooo:rsid="000e407f" officeooo:paragraph-rsid="000fbdd8" style:font-size-asian="12pt" style:font-weight-asian="normal" style:font-size-complex="12pt" style:font-weight-complex="normal"/>
    </style:style>
    <style:style style:name="P3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2pt" officeooo:paragraph-rsid="000fbdd8" style:font-size-asian="12pt" style:font-size-complex="12pt"/>
    </style:style>
    <style:style style:name="P4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2pt" officeooo:rsid="000e407f" officeooo:paragraph-rsid="000fbdd8" style:font-size-asian="12pt" style:font-size-complex="12pt"/>
    </style:style>
    <style:style style:name="P5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2pt" officeooo:rsid="00111268" officeooo:paragraph-rsid="000fbdd8" style:font-size-asian="12pt" style:font-size-complex="12pt"/>
    </style:style>
    <style:style style:name="P6" style:family="paragraph" style:parent-style-name="List_20_Paragraph" style:list-style-name="L1">
      <style:paragraph-properties fo:margin-top="0mm" fo:margin-bottom="0mm" loext:contextual-spacing="false" fo:line-height="100%"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2pt" officeooo:rsid="00119c45" officeooo:paragraph-rsid="000fbdd8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3db44" officeooo:paragraph-rsid="00098ba3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64cc5" officeooo:paragraph-rsid="00098ba3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98ba3" officeooo:paragraph-rsid="00098ba3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3pt" fo:language="lv" fo:country="LV" fo:font-weight="bold" officeooo:rsid="00164cc5" officeooo:paragraph-rsid="000fbdd8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3pt" fo:language="lv" fo:country="LV" fo:font-weight="normal" officeooo:rsid="0017f3b4" officeooo:paragraph-rsid="000fbdd8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098ba3"/>
    </style:style>
    <style:style style:name="P13" style:family="paragraph" style:parent-style-name="Standard">
      <style:paragraph-properties fo:text-align="justify" style:justify-single-word="false"/>
      <style:text-properties officeooo:paragraph-rsid="000fbdd8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64cc5" officeooo:paragraph-rsid="00098ba3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3pt" officeooo:paragraph-rsid="00098ba3" style:font-size-asian="13pt" style:font-size-complex="13pt"/>
    </style:style>
    <style:style style:name="P16" style:family="paragraph" style:parent-style-name="Standard">
      <style:text-properties officeooo:paragraph-rsid="00098ba3"/>
    </style:style>
    <style:style style:name="P17" style:family="paragraph" style:parent-style-name="Standard">
      <style:text-properties officeooo:paragraph-rsid="000fbdd8"/>
    </style:style>
    <style:style style:name="P18" style:family="paragraph" style:parent-style-name="Standard">
      <style:paragraph-properties fo:text-align="justify" style:justify-single-word="false"/>
      <style:text-properties officeooo:rsid="002161d0" officeooo:paragraph-rsid="000fbdd8"/>
    </style:style>
    <style:style style:name="P19" style:family="paragraph" style:parent-style-name="Standard">
      <style:paragraph-properties fo:text-align="justify" style:justify-single-word="false"/>
      <style:text-properties officeooo:rsid="001bfac5" officeooo:paragraph-rsid="000fbdd8"/>
    </style:style>
    <style:style style:name="P20" style:family="paragraph" style:parent-style-name="Standard">
      <style:paragraph-properties fo:text-align="justify" style:justify-single-word="false"/>
      <style:text-properties officeooo:rsid="001c1bd7" officeooo:paragraph-rsid="000fbdd8"/>
    </style:style>
    <style:style style:name="P21" style:family="paragraph" style:parent-style-name="Standard">
      <style:paragraph-properties fo:text-align="justify" style:justify-single-word="false"/>
      <style:text-properties officeooo:rsid="001d5ce7" officeooo:paragraph-rsid="000fbdd8"/>
    </style:style>
    <style:style style:name="P22" style:family="paragraph" style:parent-style-name="Standard">
      <style:paragraph-properties fo:text-align="justify" style:justify-single-word="false"/>
      <style:text-properties officeooo:rsid="001e3132" officeooo:paragraph-rsid="000fbdd8"/>
    </style:style>
    <style:style style:name="P23" style:family="paragraph" style:parent-style-name="Standard">
      <style:paragraph-properties fo:text-align="justify" style:justify-single-word="false"/>
      <style:text-properties officeooo:rsid="001fe0c0" officeooo:paragraph-rsid="000fbdd8"/>
    </style:style>
    <style:style style:name="P24" style:family="paragraph" style:parent-style-name="Standard">
      <style:paragraph-properties fo:margin-left="50.01mm" fo:margin-right="0mm" fo:text-indent="-50.01mm" style:auto-text-indent="false"/>
      <style:text-properties style:font-name="Liberation Serif" fo:font-size="13pt" officeooo:paragraph-rsid="00098ba3" style:font-size-asian="13pt" style:font-size-complex="13pt"/>
    </style:style>
    <style:style style:name="P25" style:family="paragraph" style:parent-style-name="Standard">
      <style:paragraph-properties fo:margin-top="0mm" fo:margin-bottom="0mm" loext:contextual-spacing="false" fo:line-height="100%"/>
    </style:style>
    <style:style style:name="P26" style:family="paragraph" style:parent-style-name="Standard">
      <style:paragraph-properties fo:margin-top="0mm" fo:margin-bottom="0mm" loext:contextual-spacing="false" fo:line-height="100%"/>
      <style:text-properties officeooo:paragraph-rsid="000b2c23"/>
    </style:style>
    <style:style style:name="P27" style:family="paragraph" style:parent-style-name="Standard">
      <style:paragraph-properties fo:margin-top="0mm" fo:margin-bottom="0mm" loext:contextual-spacing="false" fo:line-height="100%"/>
      <style:text-properties officeooo:paragraph-rsid="000c5b03"/>
    </style:style>
    <style:style style:name="P28" style:family="paragraph" style:parent-style-name="Standard">
      <style:paragraph-properties fo:margin-top="0mm" fo:margin-bottom="0mm" loext:contextual-spacing="false" fo:line-height="100%"/>
      <style:text-properties officeooo:paragraph-rsid="000e4ad1"/>
    </style:style>
    <style:style style:name="P29" style:family="paragraph" style:parent-style-name="Standard">
      <style:paragraph-properties fo:margin-top="0mm" fo:margin-bottom="0mm" loext:contextual-spacing="false" fo:line-height="100%"/>
      <style:text-properties officeooo:paragraph-rsid="000fbdd8"/>
    </style:style>
    <style:style style:name="P30" style:family="paragraph" style:parent-style-name="Standard">
      <style:paragraph-properties fo:margin-top="0mm" fo:margin-bottom="0mm" loext:contextual-spacing="false" fo:line-height="100%"/>
      <style:text-properties fo:font-size="12pt" officeooo:paragraph-rsid="000b2c23" style:font-size-asian="12pt" style:font-size-complex="12pt"/>
    </style:style>
    <style:style style:name="P31" style:family="paragraph" style:parent-style-name="Standard">
      <style:paragraph-properties fo:margin-top="0mm" fo:margin-bottom="0mm" loext:contextual-spacing="false" fo:line-height="100%"/>
      <style:text-properties fo:font-size="12pt" officeooo:paragraph-rsid="000c5b03" style:font-size-asian="12pt" style:font-size-complex="12pt"/>
    </style:style>
    <style:style style:name="P32" style:family="paragraph" style:parent-style-name="Standard">
      <style:paragraph-properties fo:margin-top="0mm" fo:margin-bottom="0mm" loext:contextual-spacing="false" fo:line-height="100%"/>
      <style:text-properties fo:font-size="12pt" officeooo:paragraph-rsid="000e4ad1" style:font-size-asian="12pt" style:font-size-complex="12pt"/>
    </style:style>
    <style:style style:name="P33" style:family="paragraph" style:parent-style-name="Standard">
      <style:paragraph-properties fo:margin-top="0mm" fo:margin-bottom="0mm" loext:contextual-spacing="false" fo:line-height="100%"/>
      <style:text-properties fo:font-size="12pt" officeooo:paragraph-rsid="000fbdd8" style:font-size-asian="12pt" style:font-size-complex="12pt"/>
    </style:style>
    <style:style style:name="P34" style:family="paragraph" style:parent-style-name="Standard">
      <style:paragraph-properties fo:margin-top="0mm" fo:margin-bottom="0mm" loext:contextual-spacing="false" fo:line-height="100%"/>
      <style:text-properties fo:font-size="12pt" officeooo:rsid="000b2c23" officeooo:paragraph-rsid="000c5b03" style:font-size-asian="12pt" style:font-size-complex="12pt"/>
    </style:style>
    <style:style style:name="P35" style:family="paragraph" style:parent-style-name="Standard">
      <style:paragraph-properties fo:margin-top="0mm" fo:margin-bottom="0mm" loext:contextual-spacing="false" fo:line-height="100%"/>
      <style:text-properties fo:font-size="12pt" officeooo:rsid="000c5b03" officeooo:paragraph-rsid="000c5b03" style:font-size-asian="12pt" style:font-size-complex="12pt"/>
    </style:style>
    <style:style style:name="P36" style:family="paragraph" style:parent-style-name="Standard">
      <style:paragraph-properties fo:margin-top="0mm" fo:margin-bottom="0mm" loext:contextual-spacing="false" fo:line-height="100%"/>
      <style:text-properties fo:font-size="12pt" officeooo:rsid="000c5b03" officeooo:paragraph-rsid="000e4ad1" style:font-size-asian="12pt" style:font-size-complex="12pt"/>
    </style:style>
    <style:style style:name="P37" style:family="paragraph" style:parent-style-name="Standard">
      <style:paragraph-properties fo:margin-top="0mm" fo:margin-bottom="0mm" loext:contextual-spacing="false" fo:line-height="100%"/>
      <style:text-properties fo:font-size="12pt" officeooo:rsid="000c5b03" officeooo:paragraph-rsid="000fbdd8" style:font-size-asian="12pt" style:font-size-complex="12pt"/>
    </style:style>
    <style:style style:name="P38" style:family="paragraph" style:parent-style-name="Standard">
      <style:paragraph-properties fo:margin-top="0mm" fo:margin-bottom="0mm" loext:contextual-spacing="false" fo:line-height="100%"/>
      <style:text-properties fo:font-size="12pt" officeooo:rsid="000fbdd8" officeooo:paragraph-rsid="000fbdd8" style:font-size-asian="12pt" style:font-size-complex="12pt"/>
    </style:style>
    <style:style style:name="P39" style:family="paragraph" style:parent-style-name="Table_20_Contents">
      <style:text-properties fo:font-size="13pt" fo:font-weight="bold" officeooo:rsid="000b2c23" officeooo:paragraph-rsid="000b2c23" style:font-size-asian="13pt" style:font-weight-asian="bold" style:font-size-complex="13pt" style:font-weight-complex="bold"/>
    </style:style>
    <style:style style:name="P40" style:family="paragraph" style:parent-style-name="Table_20_Contents">
      <style:text-properties fo:font-size="12p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0b2c23" officeooo:paragraph-rsid="000b2c23" style:font-size-asian="12pt" style:font-size-complex="12pt"/>
    </style:style>
    <style:style style:name="P42" style:family="paragraph" style:parent-style-name="Table_20_Contents">
      <style:text-properties fo:font-size="12pt" officeooo:rsid="000b2c23" officeooo:paragraph-rsid="000b2c23" style:font-size-asian="12pt" style:font-size-complex="12pt"/>
    </style:style>
    <style:style style:name="P43" style:family="paragraph" style:parent-style-name="Table_20_Contents">
      <style:text-properties fo:font-size="12pt" officeooo:paragraph-rsid="000b2c23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0c5b03" officeooo:paragraph-rsid="000c5b03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0e4ad1" officeooo:paragraph-rsid="000e4ad1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0fbdd8" officeooo:paragraph-rsid="000fbdd8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officeooo:paragraph-rsid="000c5b03"/>
    </style:style>
    <style:style style:name="P48" style:family="paragraph" style:parent-style-name="Table_20_Contents">
      <style:paragraph-properties fo:text-align="center" style:justify-single-word="false"/>
      <style:text-properties officeooo:rsid="000e4ad1" officeooo:paragraph-rsid="000e4ad1"/>
    </style:style>
    <style:style style:name="T1" style:family="text">
      <style:text-properties style:font-name="Liberation Serif" fo:font-size="13pt" fo:language="lv" fo:country="LV" fo:font-weight="normal" style:font-size-asian="13pt" style:font-weight-asian="normal" style:font-size-complex="13pt" style:font-weight-complex="normal"/>
    </style:style>
    <style:style style:name="T2" style:family="text">
      <style:text-properties style:font-name="Liberation Serif" fo:font-size="13pt" fo:language="lv" fo:country="LV" fo:font-weight="normal" officeooo:rsid="0022a43e" style:font-size-asian="13pt" style:font-weight-asian="normal" style:font-size-complex="13pt" style:font-weight-complex="normal"/>
    </style:style>
    <style:style style:name="T3" style:family="text">
      <style:text-properties style:font-name="Liberation Serif" fo:font-size="13pt" fo:language="lv" fo:country="LV" fo:font-weight="normal" officeooo:rsid="0017f3b4" style:font-size-asian="13pt" style:font-weight-asian="normal" style:font-size-complex="13pt" style:font-weight-complex="normal"/>
    </style:style>
    <style:style style:name="T4" style:family="text">
      <style:text-properties style:font-name="Liberation Serif" fo:font-size="13pt" fo:language="lv" fo:country="LV" fo:font-weight="normal" officeooo:rsid="001986e7" style:font-size-asian="13pt" style:font-weight-asian="normal" style:font-size-complex="13pt" style:font-weight-complex="normal"/>
    </style:style>
    <style:style style:name="T5" style:family="text">
      <style:text-properties style:font-name="Liberation Serif" fo:font-size="13pt" fo:language="lv" fo:country="LV" fo:font-weight="normal" officeooo:rsid="001bfac5" style:font-size-asian="13pt" style:font-weight-asian="normal" style:font-size-complex="13pt" style:font-weight-complex="normal"/>
    </style:style>
    <style:style style:name="T6" style:family="text">
      <style:text-properties style:font-name="Liberation Serif" fo:font-size="13pt" fo:language="lv" fo:country="LV" fo:font-weight="normal" officeooo:rsid="0019cbf9" style:font-size-asian="13pt" style:font-weight-asian="normal" style:font-size-complex="13pt" style:font-weight-complex="normal"/>
    </style:style>
    <style:style style:name="T7" style:family="text">
      <style:text-properties style:font-name="Liberation Serif" fo:font-size="13pt" fo:language="lv" fo:country="LV" fo:font-weight="normal" officeooo:rsid="001c1bd7" style:font-size-asian="13pt" style:font-weight-asian="normal" style:font-size-complex="13pt" style:font-weight-complex="normal"/>
    </style:style>
    <style:style style:name="T8" style:family="text">
      <style:text-properties style:font-name="Liberation Serif" fo:font-size="13pt" fo:language="lv" fo:country="LV" fo:font-weight="normal" officeooo:rsid="001cad9c" style:font-size-asian="13pt" style:font-weight-asian="normal" style:font-size-complex="13pt" style:font-weight-complex="normal"/>
    </style:style>
    <style:style style:name="T9" style:family="text">
      <style:text-properties style:font-name="Liberation Serif" fo:font-size="13pt" fo:language="lv" fo:country="LV" fo:font-weight="normal" officeooo:rsid="001d5ce7" style:font-size-asian="13pt" style:font-weight-asian="normal" style:font-size-complex="13pt" style:font-weight-complex="normal"/>
    </style:style>
    <style:style style:name="T10" style:family="text">
      <style:text-properties style:font-name="Liberation Serif" fo:font-size="13pt" fo:language="lv" fo:country="LV" fo:font-weight="normal" officeooo:rsid="001e3132" style:font-size-asian="13pt" style:font-weight-asian="normal" style:font-size-complex="13pt" style:font-weight-complex="normal"/>
    </style:style>
    <style:style style:name="T11" style:family="text">
      <style:text-properties style:font-name="Liberation Serif" fo:font-size="13pt" fo:language="lv" fo:country="LV" fo:font-weight="normal" officeooo:rsid="001fe0c0" style:font-size-asian="13pt" style:font-weight-asian="normal" style:font-size-complex="13pt" style:font-weight-complex="normal"/>
    </style:style>
    <style:style style:name="T12" style:family="text">
      <style:text-properties style:font-name="Liberation Serif" fo:font-size="13pt" fo:language="lv" fo:country="LV" fo:font-weight="normal" officeooo:rsid="002161d0" style:font-size-asian="13pt" style:font-weight-asian="normal" style:font-size-complex="13pt" style:font-weight-complex="normal"/>
    </style:style>
    <style:style style:name="T13" style:family="text">
      <style:text-properties officeooo:rsid="001986e7"/>
    </style:style>
    <style:style style:name="T14" style:family="text">
      <style:text-properties fo:font-size="12pt" fo:language="lv" fo:country="LV" style:font-size-asian="12pt" style:font-size-complex="12pt"/>
    </style:style>
    <style:style style:name="T15" style:family="text">
      <style:text-properties fo:font-size="12pt" fo:language="lv" fo:country="LV" officeooo:rsid="000b2c23" style:font-size-asian="12pt" style:font-size-complex="12pt"/>
    </style:style>
    <style:style style:name="T16" style:family="text">
      <style:text-properties fo:font-size="12pt" fo:language="lv" fo:country="LV" officeooo:rsid="000c5b03" style:font-size-asian="12pt" style:font-size-complex="12pt"/>
    </style:style>
    <style:style style:name="T17" style:family="text">
      <style:text-properties fo:font-size="12pt" fo:language="lv" fo:country="LV" officeooo:rsid="000e4ad1" style:font-size-asian="12pt" style:font-size-complex="12pt"/>
    </style:style>
    <style:style style:name="T18" style:family="text">
      <style:text-properties fo:font-size="12pt" fo:language="lv" fo:country="LV" fo:font-style="italic" style:font-size-asian="12pt" style:font-style-asian="italic" style:font-size-complex="12pt"/>
    </style:style>
    <style:style style:name="T19" style:family="text">
      <style:text-properties fo:font-size="12pt" officeooo:rsid="000e4ad1" style:font-size-asian="12pt" style:font-size-complex="12pt"/>
    </style:style>
    <style:style style:name="T20" style:family="text">
      <style:text-properties fo:font-size="12pt" officeooo:rsid="000c5b03" style:font-size-asian="12pt" style:font-size-complex="12pt"/>
    </style:style>
    <style:style style:name="T21" style:family="text">
      <style:text-properties fo:color="#ffffff" fo:language="lv" fo:country="LV" style:text-underline-style="solid" style:text-underline-width="auto" style:text-underline-color="font-color" fo:font-weight="bold" style:font-weight-asian="bold"/>
    </style:style>
    <style:style style:name="T22" style:family="text">
      <style:text-properties fo:language="lv" fo:country="LV"/>
    </style:style>
    <style:style style:name="T23" style:family="text">
      <style:text-properties fo:language="lv" fo:country="LV" fo:font-weight="bold" style:font-weight-asian="bold"/>
    </style:style>
    <style:style style:name="T24" style:family="text">
      <style:text-properties fo:language="lv" fo:country="LV" fo:font-weight="bold" officeooo:rsid="0013db44" style:font-weight-asian="bold" style:font-weight-complex="bold"/>
    </style:style>
    <style:style style:name="T25" style:family="text">
      <style:text-properties fo:language="lv" fo:country="LV" style:text-underline-style="solid" style:text-underline-width="auto" style:text-underline-color="font-color" fo:font-weight="bold" style:font-weight-asian="bold"/>
    </style:style>
    <style:style style:name="T26" style:family="text">
      <style:text-properties fo:language="lv" fo:country="LV" officeooo:rsid="000b2c23"/>
    </style:style>
    <style:style style:name="T27" style:family="text">
      <style:text-properties fo:language="lv" fo:country="LV" fo:font-style="italic" style:font-style-asian="italic"/>
    </style:style>
    <style:style style:name="T28" style:family="text">
      <style:text-properties fo:language="lv" fo:country="LV" officeooo:rsid="000e4ad1"/>
    </style:style>
    <style:style style:name="T29" style:family="text">
      <style:text-properties fo:language="lv" fo:country="LV" officeooo:rsid="000fbdd8"/>
    </style:style>
    <style:style style:name="T30" style:family="text">
      <style:text-properties fo:language="lv" fo:country="LV" fo:font-weight="normal" style:font-weight-asian="normal" style:font-weight-complex="normal"/>
    </style:style>
    <style:style style:name="T31" style:family="text">
      <style:text-properties fo:language="lv" fo:country="LV" fo:font-weight="normal" officeooo:rsid="000c4488" style:font-weight-asian="normal" style:font-weight-complex="normal"/>
    </style:style>
    <style:style style:name="T32" style:family="text">
      <style:text-properties fo:language="lv" fo:country="LV" fo:font-weight="normal" officeooo:rsid="000df82b" style:font-weight-asian="normal" style:font-weight-complex="normal"/>
    </style:style>
    <style:style style:name="T33" style:family="text">
      <style:text-properties fo:language="lv" fo:country="LV" fo:font-weight="normal" officeooo:rsid="000e1595" style:font-weight-asian="normal" style:font-weight-complex="normal"/>
    </style:style>
    <style:style style:name="T34" style:family="text">
      <style:text-properties fo:language="lv" fo:country="LV" fo:font-weight="normal" officeooo:rsid="001107e4" style:font-weight-asian="normal" style:font-weight-complex="normal"/>
    </style:style>
    <style:style style:name="T35" style:family="text">
      <style:text-properties fo:language="lv" fo:country="LV" fo:font-weight="normal" officeooo:rsid="000e407f" style:font-weight-asian="normal" style:font-weight-complex="normal"/>
    </style:style>
    <style:style style:name="T36" style:family="text">
      <style:text-properties fo:language="lv" fo:country="LV" fo:font-weight="normal" officeooo:rsid="00100a7d" style:font-weight-asian="normal" style:font-weight-complex="normal"/>
    </style:style>
    <style:style style:name="T37" style:family="text">
      <style:text-properties fo:language="lv" fo:country="LV" fo:font-weight="normal" officeooo:rsid="00111268" style:font-weight-asian="normal" style:font-weight-complex="normal"/>
    </style:style>
    <style:style style:name="T38" style:family="text">
      <style:text-properties fo:language="lv" fo:country="LV" fo:font-weight="normal" officeooo:rsid="00129870" style:font-weight-asian="normal" style:font-weight-complex="normal"/>
    </style:style>
    <style:style style:name="T39" style:family="text">
      <style:text-properties fo:language="lv" fo:country="LV" fo:font-weight="normal" officeooo:rsid="00119c45" style:font-weight-asian="normal" style:font-weight-complex="normal"/>
    </style:style>
    <style:style style:name="T40" style:family="text">
      <style:text-properties officeooo:rsid="000b2c23"/>
    </style:style>
    <style:style style:name="T41" style:family="text">
      <style:text-properties officeooo:rsid="000e4ad1"/>
    </style:style>
    <style:style style:name="T42" style:family="text">
      <style:text-properties officeooo:rsid="000df8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ESTPIEMĒRI / TESTĒŠANAS ŽURNĀLS</text:p>
      <text:p text:style-name="P7"/>
      <text:p text:style-name="P8">TESTS “<text:span text:style-name="T13">KURŠ NO GRĀMATU VAROŅIEM?</text:span>”</text:p>
      <text:p text:style-name="P8"/>
      <text:p text:style-name="P8"/>
      <text:p text:style-name="P24"><text:span text:style-name="T23">Testētājs: </text:span><text:span text:style-name="T25"><text:s text:c="95"/></text:span><text:span text:style-name="T21">a</text:span><text:span text:style-name="T22"><text:line-break/>vārds, uzvārds</text:span></text:p>
      <text:p text:style-name="P15"><text:span text:style-name="T23">Testēšanas reižu skaits: </text:span><text:span text:style-name="T25"><text:s text:c="70"/></text:span></text:p>
      <text:p text:style-name="P15"><text:span text:style-name="T21"/></text:p>
      <text:p text:style-name="P15"><text:span text:style-name="T24">Testēšanas plāns: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037264994928">
          <table:table-cell table:style-name="Table2.A1" office:value-type="string">
            <text:p text:style-name="P39">Testa Nr.</text:p>
          </table:table-cell>
          <table:table-cell table:style-name="Table2.A1" office:value-type="string">
            <text:p text:style-name="P39">Lokācija</text:p>
          </table:table-cell>
          <table:table-cell table:style-name="Table2.A1" office:value-type="string">
            <text:p text:style-name="P39">Testa apraksts</text:p>
          </table:table-cell>
          <table:table-cell table:style-name="Table2.A1" office:value-type="string">
            <text:p text:style-name="P39">Testēšanas datums</text:p>
          </table:table-cell>
          <table:table-cell table:style-name="Table2.A1" office:value-type="string">
            <text:p text:style-name="P39">Rezultāts (izpildās / neizpildās)</text:p>
          </table:table-cell>
          <table:table-cell table:style-name="Table2.F1" office:value-type="string">
            <text:p text:style-name="P39">Komentārs</text:p>
          </table:table-cell>
        </table:table-row>
        <table:table-row table:style-name="TableLine94037264994928">
          <table:table-cell table:style-name="Table2.A2" office:value-type="string">
            <text:p text:style-name="P41">1.</text:p>
          </table:table-cell>
          <table:table-cell table:style-name="Table2.A2" office:value-type="string">
            <text:p text:style-name="P42">Programmas palaišanas ikona</text:p>
          </table:table-cell>
          <table:table-cell table:style-name="Table2.A2" office:value-type="string">
            <text:p text:style-name="P43"><text:span text:style-name="T40">Klikšķinot </text:span><text:span text:style-name="T26">uz programmas palaišanas ikonas atveras programmas sākuma skats – virsraksta joslā redzams uzraksts "Tests"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1">2.</text:p>
          </table:table-cell>
          <table:table-cell table:style-name="Table2.A2" office:value-type="string">
            <text:p text:style-name="P42">Programmas palaišanas ikona</text:p>
          </table:table-cell>
          <table:table-cell table:style-name="Table2.A2" office:value-type="string">
            <text:p text:style-name="P30"><text:span text:style-name="T22">Klikšķinot uz programmas palaišanas ikonas atveras programmas sākuma skats – </text:span><text:span text:style-name="T26">ir</text:span><text:span text:style-name="T22"> redzama programmas loga minimizē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1">3.</text:p>
          </table:table-cell>
          <table:table-cell table:style-name="Table2.A2" office:value-type="string">
            <text:p text:style-name="P42">Programmas palaišanas ikona</text:p>
          </table:table-cell>
          <table:table-cell table:style-name="Table2.A2" office:value-type="string">
            <text:p text:style-name="P26"><text:span text:style-name="T14">Klikšķinot uz programmas palaišanas ikonas atveras programmas sākuma skats – </text:span><text:span text:style-name="T15">ir</text:span><text:span text:style-name="T14"> redzama programmas loga maksimizē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1">4.</text:p>
          </table:table-cell>
          <table:table-cell table:style-name="Table2.A2" office:value-type="string">
            <text:p text:style-name="P42">Programmas palaišanas ikona</text:p>
          </table:table-cell>
          <table:table-cell table:style-name="Table2.A2" office:value-type="string">
            <text:p text:style-name="P30"><text:span text:style-name="T22">likšķinot uz programmas palaišanas ikonas atveras programmas sākuma skats – redzama programmas loga aizvēr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1">5.</text:p>
          </table:table-cell>
          <table:table-cell table:style-name="Table2.A2" office:value-type="string">
            <text:p text:style-name="P42">Programmas palaišanas ikona</text:p>
          </table:table-cell>
          <table:table-cell table:style-name="Table2.A2" office:value-type="string">
            <text:p text:style-name="P25"><text:span text:style-name="T22">Klikšķinot uz programmas palaišanas ikonas atveras programmas sākuma skats - ielādējas </text:span><text:span text:style-name="T26">testa</text:span><text:span text:style-name="T22"> nosaukums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1">6.</text:p>
          </table:table-cell>
          <table:table-cell table:style-name="Table2.A2" office:value-type="string">
            <text:p text:style-name="P42">Programmas palaišanas ikona</text:p>
          </table:table-cell>
          <table:table-cell table:style-name="Table2.A2" office:value-type="string">
            <text:p text:style-name="P30"><text:span text:style-name="T22">Klikšķinot uz programmas palaišanas ikonas atveras programmas sākuma skats – redzama poga "Sākt"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1">7.</text:p>
          </table:table-cell>
          <table:table-cell table:style-name="Table2.A2" office:value-type="string">
            <text:p text:style-name="P34"><text:span text:style-name="T22">Programmas sākuma skats</text:span></text:p>
          </table:table-cell>
          <table:table-cell table:style-name="Table2.A2" office:value-type="string">
            <text:p text:style-name="P30"><text:span text:style-name="T22">Klikšķinot uz programmas loga aizvēršanas pogas, programma tiek aizvērta.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1">8.</text:p>
          </table:table-cell>
          <table:table-cell table:style-name="Table2.A2" office:value-type="string">
            <text:p text:style-name="P34"><text:span text:style-name="T22">Programmas sākuma skats</text:span></text:p>
          </table:table-cell>
          <table:table-cell table:style-name="Table2.A2" office:value-type="string">
            <text:p text:style-name="P26"><text:span text:style-name="T14">Klikšķinot uz pogas "Sākt", ielādējas jautājuma skats - virsraksta joslā redzams </text:span><text:soft-page-break/><text:span text:style-name="T14">uzraksts "</text:span><text:span text:style-name="T15">Tests</text:span><text:span text:style-name="T14">"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1">9.</text:p>
          </table:table-cell>
          <table:table-cell table:style-name="Table2.A2" office:value-type="string">
            <text:p text:style-name="P34"><text:span text:style-name="T22">Programmas sākuma skats</text:span></text:p>
          </table:table-cell>
          <table:table-cell table:style-name="Table2.A2" office:value-type="string">
            <text:p text:style-name="P27"><text:span text:style-name="T14">Klikšķinot uz pogas "Sākt", ielādējas jautājuma skats – </text:span><text:span text:style-name="T16">ir</text:span><text:span text:style-name="T14"> redzama programmas loga minimizē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1">10.</text:p>
          </table:table-cell>
          <table:table-cell table:style-name="Table2.A2" office:value-type="string">
            <text:p text:style-name="P34"><text:span text:style-name="T22">Programmas sākuma skats</text:span></text:p>
          </table:table-cell>
          <table:table-cell table:style-name="Table2.A2" office:value-type="string">
            <text:p text:style-name="P31"><text:span text:style-name="T22">Klikšķinot uz pogas "Sākt", ielādējas jautājuma skats - redzama programmas loga aizvēr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1">11.</text:p>
          </table:table-cell>
          <table:table-cell table:style-name="Table2.A2" office:value-type="string">
            <text:p text:style-name="P34"><text:span text:style-name="T22">Programmas sākuma skats</text:span></text:p>
          </table:table-cell>
          <table:table-cell table:style-name="Table2.A2" office:value-type="string">
            <text:p text:style-name="P31"><text:span text:style-name="T22">Klikšķinot uz pogas "Sākt", ielādējas jautājuma skats - redzama informācija, kurš no jautājumiem tiek attēlots ekrānā (1. no 10 jautājumiem)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1">12.</text:p>
          </table:table-cell>
          <table:table-cell table:style-name="Table2.A2" office:value-type="string">
            <text:p text:style-name="P34"><text:span text:style-name="T22">Programmas sākuma skats</text:span></text:p>
          </table:table-cell>
          <table:table-cell table:style-name="Table2.A2" office:value-type="string">
            <text:p text:style-name="P27"><text:span text:style-name="T14">Klikšķinot uz pogas "Sākt", ielādējas jautājuma skats – pilnībā redzams gramatiski pareizi formulēts </text:span><text:span text:style-name="T16">jautājuma teksts.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1">13.</text:p>
          </table:table-cell>
          <table:table-cell table:style-name="Table2.A2" office:value-type="string">
            <text:p text:style-name="P34"><text:span text:style-name="T22">Programmas sākuma skats</text:span></text:p>
          </table:table-cell>
          <table:table-cell table:style-name="Table2.A2" office:value-type="string">
            <text:p text:style-name="P31"><text:span text:style-name="T22">Klikšķinot uz pogas "Sākt", ielādējas jautājuma skats – pilnībā redzama gramatiski pareizi formulēta jautājumam atbilstoša 1. atbilde 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1">14.</text:p>
          </table:table-cell>
          <table:table-cell table:style-name="Table2.A2" office:value-type="string">
            <text:p text:style-name="P34"><text:span text:style-name="T22">Programmas sākuma skats</text:span></text:p>
          </table:table-cell>
          <table:table-cell table:style-name="Table2.A2" office:value-type="string">
            <text:p text:style-name="P31"><text:span text:style-name="T22">Klikšķinot uz pogas "Sākt", ielādējas jautājuma skats – pilnībā redzama gramatiski pareizi formulēta jautājumam atbilstoša 2. atbilde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1">15.</text:p>
          </table:table-cell>
          <table:table-cell table:style-name="Table2.A2" office:value-type="string">
            <text:p text:style-name="P34"><text:span text:style-name="T22">Programmas sākuma skats</text:span></text:p>
          </table:table-cell>
          <table:table-cell table:style-name="Table2.A2" office:value-type="string">
            <text:p text:style-name="P31"><text:span text:style-name="T22">Klikšķinot uz pogas "Sākt", ielādējas jautājuma skats – pilnībā redzama gramatiski pareizi formulēta jautājumam atbilstoša 3. atbilde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1">16.</text:p>
          </table:table-cell>
          <table:table-cell table:style-name="Table2.A2" office:value-type="string">
            <text:p text:style-name="P34"><text:span text:style-name="T22">Programmas sākuma skats</text:span></text:p>
          </table:table-cell>
          <table:table-cell table:style-name="Table2.A2" office:value-type="string">
            <text:p text:style-name="P31"><text:span text:style-name="T22">Klikšķinot uz pogas "Sākt", ielādējas jautājuma skats – pilnībā redzama gramatiski pareizi formulēta jautājumam atbilstoša </text:span><text:span text:style-name="T28">4</text:span><text:span text:style-name="T22">. atbilde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5">17.</text:p>
          </table:table-cell>
          <table:table-cell table:style-name="Table2.A2" office:value-type="string">
            <text:p text:style-name="P35"><text:span text:style-name="T22">Jautājumu skats</text:span></text:p>
          </table:table-cell>
          <table:table-cell table:style-name="Table2.A2" office:value-type="string">
            <text:p text:style-name="P31"><text:span text:style-name="T22">Klikšķinot uz 1. atbildes – par 1 pieaug jautājuma kārtas numurs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4">1<text:span text:style-name="T41">8</text:span>.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28"><text:span text:style-name="T14">Klikšķinot uz 1. atbildes – ielādējas pilnībā redzams </text:span><text:span text:style-name="T17">nākamais</text:span><text:span text:style-name="T14"> jautājums</text:span></text:p>
            <text:p text:style-name="P32"><text:span text:style-name="T27">Skat. jautājumu saraksts!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4">1<text:span text:style-name="T41">9</text:span>.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28"><text:span text:style-name="T14">Klikšķinot uz </text:span><text:span text:style-name="T17">2</text:span><text:span text:style-name="T14">. atbildes – ielādējas pilnībā redzams </text:span><text:span text:style-name="T17">nākamais</text:span><text:span text:style-name="T14"> jautājums</text:span></text:p>
            <text:p text:style-name="P32"><text:span text:style-name="T27">Skat. jautājumu saraksts!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ext:soft-page-break/>
        <table:table-row table:style-name="TableLine94037264994928">
          <table:table-cell table:style-name="Table2.A2" office:value-type="string">
            <text:p text:style-name="P47"><text:span text:style-name="T19">20</text:span><text:span text:style-name="T20">.</text:span>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28"><text:span text:style-name="T14">Klikšķinot uz </text:span><text:span text:style-name="T17">3</text:span><text:span text:style-name="T14">. atbildes – ielādējas pilnībā redzams </text:span><text:span text:style-name="T17">nākamais</text:span><text:span text:style-name="T14"> jautājums</text:span></text:p>
            <text:p text:style-name="P32"><text:span text:style-name="T27">Skat. jautājumu saraksts!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8">21.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28"><text:span text:style-name="T14">Klikšķinot uz </text:span><text:span text:style-name="T17">4</text:span><text:span text:style-name="T14">. atbildes – ielādējas pilnībā redzams </text:span><text:span text:style-name="T17">nākamais</text:span><text:span text:style-name="T14"> jautājums</text:span></text:p>
            <text:p text:style-name="P32"><text:span text:style-name="T27">Skat. jautājumu saraksts!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4">2<text:span text:style-name="T41">1</text:span>.</text:p>
          </table:table-cell>
          <table:table-cell table:style-name="Table2.A2" office:value-type="string">
            <text:p text:style-name="P35"><text:span text:style-name="T22">Jautājumu skats</text:span></text:p>
          </table:table-cell>
          <table:table-cell table:style-name="Table2.A2" office:value-type="string">
            <text:p text:style-name="P31"><text:span text:style-name="T22">Klikšķinot uz </text:span><text:span text:style-name="T28">2</text:span><text:span text:style-name="T22">. atbildes – par 1 pieaug jautājuma kārtas numurs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4">2<text:span text:style-name="T41">2</text:span>.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28"><text:span text:style-name="T14">Klikšķinot uz 1. atbildes – ielādējas pilnībā redzams </text:span><text:span text:style-name="T17">nākamais</text:span><text:span text:style-name="T14"> jautājums</text:span></text:p>
            <text:p text:style-name="P32"><text:span text:style-name="T27">Skat. jautājumu saraksts!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4">2<text:span text:style-name="T41">3</text:span>.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28"><text:span text:style-name="T14">Klikšķinot uz </text:span><text:span text:style-name="T17">2</text:span><text:span text:style-name="T14">. atbildes – ielādējas pilnībā redzams </text:span><text:span text:style-name="T17">nākamais</text:span><text:span text:style-name="T14"> jautājums</text:span></text:p>
            <text:p text:style-name="P32"><text:span text:style-name="T27">Skat. jautājumu saraksts!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4">2<text:span text:style-name="T41">4</text:span>.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28"><text:span text:style-name="T14">Klikšķinot uz </text:span><text:span text:style-name="T17">3</text:span><text:span text:style-name="T14">. atbildes – ielādējas pilnībā redzams </text:span><text:span text:style-name="T17">nākamais</text:span><text:span text:style-name="T14"> jautājums</text:span></text:p>
            <text:p text:style-name="P32"><text:span text:style-name="T27">Skat. jautājumu saraksts!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4">2<text:span text:style-name="T41">5</text:span>.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28"><text:span text:style-name="T14">Klikšķinot uz </text:span><text:span text:style-name="T17">4</text:span><text:span text:style-name="T14">. atbildes – ielādējas pilnībā redzams </text:span><text:span text:style-name="T17">nākamais</text:span><text:span text:style-name="T14"> jautājums</text:span></text:p>
            <text:p text:style-name="P32"><text:span text:style-name="T27">Skat. jautājumu saraksts!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4">2<text:span text:style-name="T41">6</text:span>.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31"><text:span text:style-name="T22">Klikšķinot uz </text:span><text:span text:style-name="T28">3</text:span><text:span text:style-name="T22">. atbildes – par 1 pieaug jautājuma kārtas numurs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4">2<text:span text:style-name="T41">7</text:span>.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28"><text:span text:style-name="T14">Klikšķinot uz 1. atbildes – ielādējas pilnībā redzams </text:span><text:span text:style-name="T17">nākamais</text:span><text:span text:style-name="T14"> jautājums</text:span></text:p>
            <text:p text:style-name="P32"><text:span text:style-name="T27">Skat. jautājumu saraksts!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4">2<text:span text:style-name="T41">8</text:span>.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28"><text:span text:style-name="T14">Klikšķinot uz </text:span><text:span text:style-name="T17">2</text:span><text:span text:style-name="T14">. atbildes – ielādējas pilnībā redzams </text:span><text:span text:style-name="T17">nākamais</text:span><text:span text:style-name="T14"> jautājums</text:span></text:p>
            <text:p text:style-name="P32"><text:span text:style-name="T27">Skat. jautājumu saraksts!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4">2<text:span text:style-name="T41">9</text:span>.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28"><text:span text:style-name="T14">Klikšķinot uz </text:span><text:span text:style-name="T17">3</text:span><text:span text:style-name="T14">. atbildes – ielādējas pilnībā redzams </text:span><text:span text:style-name="T17">nākamais</text:span><text:span text:style-name="T14"> jautājums</text:span></text:p>
            <text:p text:style-name="P32"><text:span text:style-name="T27">Skat. jautājumu saraksts!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7"><text:span text:style-name="T19">30</text:span><text:span text:style-name="T20">.</text:span>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32"><text:span text:style-name="T22">Klikšķinot uz </text:span><text:span text:style-name="T28">4</text:span><text:span text:style-name="T22">. atbildes – ielādējas pilnībā redzams </text:span><text:span text:style-name="T28">nākamais</text:span><text:span text:style-name="T22"> jautājums</text:span></text:p>
            <text:p text:style-name="P32"><text:span text:style-name="T27">Skat. jautājumu saraksts!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4">3<text:span text:style-name="T41">1</text:span>.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31"><text:span text:style-name="T22">Klikšķinot uz </text:span><text:span text:style-name="T28">4</text:span><text:span text:style-name="T22">. atbildes – par 1 pieaug jautājuma kārtas numurs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ext:soft-page-break/>
        <table:table-row table:style-name="TableLine94037264994928">
          <table:table-cell table:style-name="Table2.A2" office:value-type="string">
            <text:p text:style-name="P44">3<text:span text:style-name="T41">2</text:span>.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32"><text:span text:style-name="T22">Klikšķinot uz 1. atbildes – ielādējas pilnībā redzams </text:span><text:span text:style-name="T28">nākamais</text:span><text:span text:style-name="T22"> jautājums</text:span></text:p>
            <text:p text:style-name="P32"><text:span text:style-name="T27">Skat. jautājumu saraksts!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Line94037264994928">
          <table:table-cell table:style-name="Table2.A2" office:value-type="string">
            <text:p text:style-name="P44">3<text:span text:style-name="T41">3</text:span>.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32"><text:span text:style-name="T22">Klikšķinot uz </text:span><text:span text:style-name="T28">2</text:span><text:span text:style-name="T22">. atbildes – ielādējas pilnībā redzams </text:span><text:span text:style-name="T28">nākamais</text:span><text:span text:style-name="T22"> jautājums</text:span></text:p>
            <text:p text:style-name="P32"><text:span text:style-name="T27">Skat. jautājumu saraksts!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4">3<text:span text:style-name="T41">4</text:span>.</text:p>
          </table:table-cell>
          <table:table-cell table:style-name="Table2.A2" office:value-type="string">
            <text:p text:style-name="P36"><text:span text:style-name="T22">Jautājumu skats</text:span></text:p>
          </table:table-cell>
          <table:table-cell table:style-name="Table2.A2" office:value-type="string">
            <text:p text:style-name="P32"><text:span text:style-name="T22">Klikšķinot uz </text:span><text:span text:style-name="T28">3</text:span><text:span text:style-name="T22">. atbildes – ielādējas pilnībā redzams </text:span><text:span text:style-name="T28">nākamais</text:span><text:span text:style-name="T22"> jautājums</text:span></text:p>
            <text:p text:style-name="P32"><text:span text:style-name="T27">Skat. jautājumu saraksts!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4">3<text:span text:style-name="T41">5</text:span>.</text:p>
          </table:table-cell>
          <table:table-cell table:style-name="Table2.A2" office:value-type="string">
            <text:p text:style-name="P36"><text:span text:style-name="T22">Jautājumu skats </text:span></text:p>
          </table:table-cell>
          <table:table-cell table:style-name="Table2.A2" office:value-type="string">
            <text:p text:style-name="P32"><text:span text:style-name="T22">Klikšķinot uz </text:span><text:span text:style-name="T28">4</text:span><text:span text:style-name="T22">. atbildes – ielādējas pilnībā redzams </text:span><text:span text:style-name="T28">nākamais</text:span><text:span text:style-name="T22"> jautājums</text:span></text:p>
            <text:p text:style-name="P32"><text:span text:style-name="T27">Skat. jautājumu saraksts!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36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1. atbildes, ielādējas rezultāta skats - virsraksta joslā redzams uzraksts "</text:span><text:span text:style-name="T29">Tests</text:span><text:span text:style-name="T22">"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37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1. atbildes, ielādējas rezultāta skats – </text:span><text:span text:style-name="T29">ir</text:span><text:span text:style-name="T22"> redzama programmas loga minimizē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38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1. atbildes, ielādējas rezultāta skats – </text:span><text:span text:style-name="T29">ir</text:span><text:span text:style-name="T22"> redzama programmas loga maksimizē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39.</text:p>
          </table:table-cell>
          <table:table-cell table:style-name="Table2.A2" office:value-type="string">
            <text:p text:style-name="P38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1. atbildes, ielādējas rezultāta skats - redzama programmas loga aizvēr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40.</text:p>
          </table:table-cell>
          <table:table-cell table:style-name="Table2.A2" office:value-type="string">
            <text:p text:style-name="P38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1. atbildes, ielādējas rezultāta skats – redzams </text:span><text:span text:style-name="T29">testa</text:span><text:span text:style-name="T22"> nosaukums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41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1. atbildes, ielādējas rezultāta skats – redzams </text:span><text:span text:style-name="T29">grāmatas varonis, kuram izpildītājs ir vislīdzīgākais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42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1. atbildes, ielādējas rezultāta skats – <text:s/>redzams komentārs, </text:span><text:span text:style-name="T29">kuram grāmatas varon</text:span><text:span text:style-name="T22">i</text:span><text:span text:style-name="T29">m izpildītājs ir vislīdzīgākais</text:span><text:span text:style-name="T22">:</text:span></text:p>
            <text:list xml:id="list1302767566" text:style-name="L1">
              <text:list-item>
                <text:list>
                  <text:list-item>
                    <text:p text:style-name="P1">Tu esi vislīdzīgākais/ā HARIJAM POTERAM! Tev <text:soft-page-break/>diezgan labi padodas skola, bet tu labprātāk pavadi laiku <text:span text:style-name="T42">spēlējot galda spēles un lidojot uz slotas 🪄</text:span></text:p>
                    <text:p text:style-name="P2">Harijs Poters, grāmatu sērijas (Dž. K Roulinga)</text:p>
                  </text:list-item>
                  <text:list-item>
                    <text:p text:style-name="P3"><text:span text:style-name="T31">Tu esi vislīdzīgākais/ā </text:span><text:span text:style-name="T32">KATNISAI EVERDĪNAI</text:span><text:span text:style-name="T31">! Tu</text:span><text:span text:style-name="T32"> esi brīvs un aktīvs cilvēks, taču tu arī augsti vērtē mieru. Brīvajā laikā tu ej pastaigās pa mežu </text:span><text:span text:style-name="T33">un izbaudi klusumu 🏹</text:span></text:p>
                    <text:p text:style-name="P4"><text:span text:style-name="T33">B</text:span><text:span text:style-name="T30">ada spēles, triloģija (Sūzena Kolinsa</text:span><text:span text:style-name="T34">)</text:span></text:p>
                  </text:list-item>
                  <text:list-item>
                    <text:p text:style-name="P3"><text:span text:style-name="T31">Tu esi vislīdzīgākais/ā </text:span><text:span text:style-name="T35">ANNAI NO ZAĻAJIEM JUMTIEM</text:span><text:span text:style-name="T31">! </text:span><text:span text:style-name="T35">Tu esi </text:span><text:span text:style-name="T36">ļoti patīkams </text:span><text:span text:style-name="T35">cilvēks ar plašu iztēli. </text:span><text:span text:style-name="T34">Esi čakls un tas ir labi pamanāms skolā un </text:span><text:span text:style-name="T37">dzīvē 🌼</text:span></text:p>
                    <text:p text:style-name="P5"><text:span text:style-name="T30">Anna no Zaļajiem Jumtiem, grāmatu sērijas (L. M Montgomerija)</text:span></text:p>
                  </text:list-item>
                  <text:list-item>
                    <text:p text:style-name="P3"><text:span text:style-name="T31">Tu esi vislīdzīgākais/ā </text:span><text:span text:style-name="T37">MUMINTROLLIM</text:span><text:span text:style-name="T31">! </text:span><text:span text:style-name="T37">Tu esi </text:span><text:span text:style-name="T38">piedzīvojumu</text:span><text:span text:style-name="T37"> meklētājs, tev patīk jautri pavadīt laiku ar draugiem. </text:span><text:span text:style-name="T39">Ļoti iespējams tev arī ļoti patīk gulēt (Mumintroļļi guļ ziemas miegu ;)) 🌊</text:span></text:p>
                    <text:p text:style-name="P6"><text:span text:style-name="T30">Mumini, grāmatu </text:span><text:soft-page-break/><text:span text:style-name="T30">sērijas (Tūve Jansone)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43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2</text:span><text:span text:style-name="T22">. atbildes, ielādējas rezultāta skats - virsraksta joslā redzams uzraksts "</text:span><text:span text:style-name="T29">Tests</text:span><text:span text:style-name="T22">"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44.</text:p>
          </table:table-cell>
          <table:table-cell table:style-name="Table2.A2" office:value-type="string">
            <text:p text:style-name="P38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2</text:span><text:span text:style-name="T22">. atbildes, ielādējas rezultāta skats – </text:span><text:span text:style-name="T29">ir</text:span><text:span text:style-name="T22"> redzama programmas loga minimizē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45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2</text:span><text:span text:style-name="T22">. atbildes, ielādējas rezultāta skats – </text:span><text:span text:style-name="T29">ir</text:span><text:span text:style-name="T22"> redzama programmas loga maksimizē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46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2</text:span><text:span text:style-name="T22">. atbildes, ielādējas rezultāta skats - redzama programmas loga aizvēr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47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2</text:span><text:span text:style-name="T22">. atbildes, ielādējas rezultāta skats – redzams </text:span><text:span text:style-name="T29">testa</text:span><text:span text:style-name="T22"> nosaukums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48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2</text:span><text:span text:style-name="T22">. atbildes, ielādējas rezultāta skats – redzams </text:span><text:span text:style-name="T29">grāmatas varonis, kuram izpildītājs ir vislīdzīgākais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49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2</text:span><text:span text:style-name="T22">. atbildes, ielādējas rezultāta skats – <text:s/>redzams komentārs, </text:span><text:span text:style-name="T29">kuram grāmatas varon</text:span><text:span text:style-name="T22">i</text:span><text:span text:style-name="T29">m izpildītājs ir vislīdzīgākais</text:span><text:span text:style-name="T22">:</text:span></text:p>
            <text:list xml:id="list195021787768604" text:continue-numbering="true" text:style-name="L1">
              <text:list-item>
                <text:list>
                  <text:list-item>
                    <text:p text:style-name="P1">Tu esi vislīdzīgākais/ā HARIJAM POTERAM! Tev diezgan labi padodas skola, bet tu labprātāk pavadi laiku <text:span text:style-name="T42">spēlējot galda spēles un lidojot uz slotas 🪄</text:span></text:p>
                    <text:p text:style-name="P2">Harijs Poters, grāmatu sērijas (Dž. K Roulinga)</text:p>
                  </text:list-item>
                  <text:list-item>
                    <text:p text:style-name="P3"><text:span text:style-name="T31">Tu esi vislīdzīgākais/ā </text:span><text:span text:style-name="T32">KATNISAI EVERDĪNAI</text:span><text:span text:style-name="T31">! Tu</text:span><text:span text:style-name="T32"> esi brīvs un aktīvs cilvēks, taču tu arī </text:span><text:soft-page-break/><text:span text:style-name="T32">augsti vērtē mieru. Brīvajā laikā tu ej pastaigās pa mežu </text:span><text:span text:style-name="T33">un izbaudi klusumu 🏹</text:span></text:p>
                    <text:p text:style-name="P4"><text:span text:style-name="T33">B</text:span><text:span text:style-name="T30">ada spēles, triloģija (Sūzena Kolinsa</text:span><text:span text:style-name="T34">)</text:span></text:p>
                  </text:list-item>
                  <text:list-item>
                    <text:p text:style-name="P3"><text:span text:style-name="T31">Tu esi vislīdzīgākais/ā </text:span><text:span text:style-name="T35">ANNAI NO ZAĻAJIEM JUMTIEM</text:span><text:span text:style-name="T31">! </text:span><text:span text:style-name="T35">Tu esi </text:span><text:span text:style-name="T36">ļoti patīkams </text:span><text:span text:style-name="T35">cilvēks ar plašu iztēli. </text:span><text:span text:style-name="T34">Esi čakls un tas ir labi pamanāms skolā un </text:span><text:span text:style-name="T37">dzīvē 🌼</text:span></text:p>
                    <text:p text:style-name="P5"><text:span text:style-name="T30">Anna no Zaļajiem Jumtiem, grāmatu sērijas (L. M Montgomerija)</text:span></text:p>
                  </text:list-item>
                  <text:list-item>
                    <text:p text:style-name="P3"><text:span text:style-name="T31">Tu esi vislīdzīgākais/ā </text:span><text:span text:style-name="T37">MUMINTROLLIM</text:span><text:span text:style-name="T31">! </text:span><text:span text:style-name="T37">Tu esi </text:span><text:span text:style-name="T38">piedzīvojumu</text:span><text:span text:style-name="T37"> meklētājs, tev patīk jautri pavadīt laiku ar draugiem. </text:span><text:span text:style-name="T39">Ļoti iespējams tev arī ļoti patīk gulēt (Mumintroļļi guļ ziemas miegu ;)) 🌊</text:span></text:p>
                    <text:p text:style-name="P6"><text:span text:style-name="T30">Mumini, grāmatu sērijas (Tūve Jansone)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50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3</text:span><text:span text:style-name="T22">. atbildes, ielādējas rezultāta skats - virsraksta joslā redzams uzraksts "</text:span><text:span text:style-name="T29">Tests</text:span><text:span text:style-name="T22">"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51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3</text:span><text:span text:style-name="T22">. atbildes, ielādējas rezultāta skats – </text:span><text:span text:style-name="T29">ir</text:span><text:span text:style-name="T22"> redzama programmas loga minimizē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52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3</text:span><text:span text:style-name="T22">. atbildes, ielādējas rezultāta skats – </text:span><text:span text:style-name="T29">ir</text:span><text:span text:style-name="T22"> redzama programmas loga maksimizē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ext:soft-page-break/>
        <table:table-row table:style-name="Table2.36">
          <table:table-cell table:style-name="Table2.A2" office:value-type="string">
            <text:p text:style-name="P46">53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3</text:span><text:span text:style-name="T22">. atbildes, ielādējas rezultāta skats - redzama programmas loga aizvēr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54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3</text:span><text:span text:style-name="T22">. atbildes, ielādējas rezultāta skats – redzams </text:span><text:span text:style-name="T29">testa</text:span><text:span text:style-name="T22"> nosaukums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55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3</text:span><text:span text:style-name="T22">. atbildes, ielādējas rezultāta skats – redzams </text:span><text:span text:style-name="T29">grāmatas varonis, kuram izpildītājs ir vislīdzīgākais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56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3</text:span><text:span text:style-name="T22">. atbildes, ielādējas rezultāta skats – <text:s/>redzams komentārs, </text:span><text:span text:style-name="T29">kuram grāmatas varon</text:span><text:span text:style-name="T22">i</text:span><text:span text:style-name="T29">m izpildītājs ir vislīdzīgākais</text:span><text:span text:style-name="T22">:</text:span></text:p>
            <text:list xml:id="list195022467600363" text:continue-numbering="true" text:style-name="L1">
              <text:list-item>
                <text:list>
                  <text:list-item>
                    <text:p text:style-name="P1">Tu esi vislīdzīgākais/ā HARIJAM POTERAM! Tev diezgan labi padodas skola, bet tu labprātāk pavadi laiku <text:span text:style-name="T42">spēlējot galda spēles un lidojot uz slotas 🪄</text:span></text:p>
                    <text:p text:style-name="P2">Harijs Poters, grāmatu sērijas (Dž. K Roulinga)</text:p>
                  </text:list-item>
                  <text:list-item>
                    <text:p text:style-name="P3"><text:span text:style-name="T31">Tu esi vislīdzīgākais/ā </text:span><text:span text:style-name="T32">KATNISAI EVERDĪNAI</text:span><text:span text:style-name="T31">! Tu</text:span><text:span text:style-name="T32"> esi brīvs un aktīvs cilvēks, taču tu arī augsti vērtē mieru. Brīvajā laikā tu ej pastaigās pa mežu </text:span><text:span text:style-name="T33">un izbaudi klusumu 🏹</text:span></text:p>
                    <text:p text:style-name="P4"><text:span text:style-name="T33">B</text:span><text:span text:style-name="T30">ada spēles, triloģija (Sūzena Kolinsa</text:span><text:span text:style-name="T34">)</text:span></text:p>
                  </text:list-item>
                  <text:list-item>
                    <text:p text:style-name="P3"><text:span text:style-name="T31">Tu esi vislīdzīgākais/ā </text:span><text:span text:style-name="T35">ANNAI NO ZAĻAJIEM JUMTIEM</text:span><text:span text:style-name="T31">! </text:span><text:span text:style-name="T35">Tu esi </text:span><text:span text:style-name="T36">ļoti patīkams </text:span><text:soft-page-break/><text:span text:style-name="T35">cilvēks ar plašu iztēli. </text:span><text:span text:style-name="T34">Esi čakls un tas ir labi pamanāms skolā un </text:span><text:span text:style-name="T37">dzīvē 🌼</text:span></text:p>
                    <text:p text:style-name="P5"><text:span text:style-name="T30">Anna no Zaļajiem Jumtiem, grāmatu sērijas (L. M Montgomerija)</text:span></text:p>
                  </text:list-item>
                  <text:list-item>
                    <text:p text:style-name="P3"><text:span text:style-name="T31">Tu esi vislīdzīgākais/ā </text:span><text:span text:style-name="T37">MUMINTROLLIM</text:span><text:span text:style-name="T31">! </text:span><text:span text:style-name="T37">Tu esi </text:span><text:span text:style-name="T38">piedzīvojumu</text:span><text:span text:style-name="T37"> meklētājs, tev patīk jautri pavadīt laiku ar draugiem. </text:span><text:span text:style-name="T39">Ļoti iespējams tev arī ļoti patīk gulēt (Mumintroļļi guļ ziemas miegu ;)) 🌊</text:span></text:p>
                    <text:p text:style-name="P6"><text:span text:style-name="T30">Mumini, grāmatu sērijas (Tūve Jansone)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57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4</text:span><text:span text:style-name="T22">. atbildes, ielādējas rezultāta skats - virsraksta joslā redzams uzraksts "</text:span><text:span text:style-name="T29">Tests</text:span><text:span text:style-name="T22">"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58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4</text:span><text:span text:style-name="T22">. atbildes, ielādējas rezultāta skats – </text:span><text:span text:style-name="T29">ir</text:span><text:span text:style-name="T22"> redzama programmas loga minimizē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59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4</text:span><text:span text:style-name="T22">. atbildes, ielādējas rezultāta skats – </text:span><text:span text:style-name="T29">ir</text:span><text:span text:style-name="T22"> redzama programmas loga maksimizē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60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4</text:span><text:span text:style-name="T22">. atbildes, ielādējas rezultāta skats - redzama programmas loga aizvēršanas poga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61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4</text:span><text:span text:style-name="T22">. atbildes, ielādējas rezultāta skats – redzams </text:span><text:span text:style-name="T29">testa</text:span><text:span text:style-name="T22"> nosaukums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62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4</text:span><text:span text:style-name="T22">. atbildes, ielādējas rezultāta skats – redzams </text:span><text:span text:style-name="T29">grāmatas varonis, kuram izpildītājs ir vislīdzīgākais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63.</text:p>
          </table:table-cell>
          <table:table-cell table:style-name="Table2.A2" office:value-type="string">
            <text:p text:style-name="P37"><text:span text:style-name="T22">Jautājumu skats (ekrānā redzams 10 jautājums)</text:span></text:p>
          </table:table-cell>
          <table:table-cell table:style-name="Table2.A2" office:value-type="string">
            <text:p text:style-name="P33"><text:span text:style-name="T22">Klikšķinot uz </text:span><text:span text:style-name="T29">4</text:span><text:span text:style-name="T22">. atbildes, ielādējas rezultāta skats – <text:s/>redzams komentārs, </text:span><text:span text:style-name="T29">kuram grāmatas varon</text:span><text:span text:style-name="T22">i</text:span><text:span text:style-name="T29">m izpildītājs ir vislīdzīgākais</text:span><text:span text:style-name="T22">:</text:span></text:p>
            <text:list xml:id="list195022209084263" text:continue-numbering="true" text:style-name="L1">
              <text:list-item>
                <text:list>
                  <text:list-item>
                    <text:p text:style-name="P1">Tu esi vislīdzīgākais/ā HARIJAM POTERAM! Tev diezgan labi padodas skola, bet tu labprātāk pavadi laiku <text:span text:style-name="T42">spēlējot galda spēles un lidojot uz slotas 🪄</text:span></text:p>
                    <text:p text:style-name="P2">Harijs Poters, grāmatu sērijas (Dž. K Roulinga)</text:p>
                  </text:list-item>
                  <text:list-item>
                    <text:p text:style-name="P3"><text:span text:style-name="T31">Tu esi vislīdzīgākais/ā </text:span><text:span text:style-name="T32">KATNISAI EVERDĪNAI</text:span><text:span text:style-name="T31">! Tu</text:span><text:span text:style-name="T32"> esi brīvs un aktīvs cilvēks, taču tu arī augsti vērtē mieru. Brīvajā laikā tu ej pastaigās pa mežu </text:span><text:span text:style-name="T33">un izbaudi klusumu 🏹</text:span></text:p>
                    <text:p text:style-name="P4"><text:span text:style-name="T33">B</text:span><text:span text:style-name="T30">ada spēles, triloģija (Sūzena Kolinsa</text:span><text:span text:style-name="T34">)</text:span></text:p>
                  </text:list-item>
                  <text:list-item>
                    <text:p text:style-name="P3"><text:span text:style-name="T31">Tu esi vislīdzīgākais/ā </text:span><text:span text:style-name="T35">ANNAI NO ZAĻAJIEM JUMTIEM</text:span><text:span text:style-name="T31">! </text:span><text:span text:style-name="T35">Tu esi </text:span><text:span text:style-name="T36">ļoti patīkams </text:span><text:span text:style-name="T35">cilvēks ar plašu iztēli. </text:span><text:span text:style-name="T34">Esi čakls un tas ir labi pamanāms skolā un </text:span><text:span text:style-name="T37">dzīvē 🌼</text:span></text:p>
                    <text:p text:style-name="P5"><text:span text:style-name="T30">Anna no Zaļajiem Jumtiem, grāmatu sērijas (L. M Montgomerija)</text:span></text:p>
                  </text:list-item>
                  <text:list-item>
                    <text:p text:style-name="P3"><text:span text:style-name="T31">Tu esi vislīdzīgākais/ā </text:span><text:span text:style-name="T37">MUMINTROLLIM</text:span><text:span text:style-name="T31">! </text:span><text:span text:style-name="T37">Tu esi </text:span><text:span text:style-name="T38">piedzīvojumu</text:span><text:span text:style-name="T37"> </text:span><text:soft-page-break/><text:span text:style-name="T37">meklētājs, tev patīk jautri pavadīt laiku ar draugiem. </text:span><text:span text:style-name="T39">Ļoti iespējams tev arī ļoti patīk gulēt (Mumintroļļi guļ ziemas miegu ;)) 🌊</text:span></text:p>
                    <text:p text:style-name="P6"><text:span text:style-name="T30">Mumini, grāmatu sērijas (Tūve Jansone)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  <table:table-row table:style-name="Table2.36">
          <table:table-cell table:style-name="Table2.A2" office:value-type="string">
            <text:p text:style-name="P46">64.</text:p>
          </table:table-cell>
          <table:table-cell table:style-name="Table2.A2" office:value-type="string">
            <text:p text:style-name="P25"><text:span text:style-name="T22">Rezultāta skats</text:span></text:p>
          </table:table-cell>
          <table:table-cell table:style-name="Table2.A2" office:value-type="string">
            <text:p text:style-name="P25"><text:span text:style-name="T22">Klikšķinot uz programmas loga aizvēršanas pogas, programma tiek aizvērta.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</table:table>
      <text:p text:style-name="P16"/>
      <text:p text:style-name="P10">Jautājumu un atbilžu saraksts:</text:p>
      <text:p text:style-name="P10"/>
      <text:p text:style-name="P11">1. KĀDĀ KRĀSĀ IR TAVI MATI? Melnā (Harijs Poters), Brūnā (Katnisa Everdīna), Sarkanā (Anna no Zaļajiem Jumtiem), Baltā (Mumintrollis)</text:p>
      <text:p text:style-name="P13"><text:span text:style-name="T3">2. CIK GARŠ TU ESI? Garš (H. P.), Vidēji garš (K. E.), </text:span><text:span text:style-name="T4">Ī</text:span><text:span text:style-name="T3">ss (A. </text:span><text:span text:style-name="T5">N</text:span><text:span text:style-name="T3">o Z. J), </text:span><text:span text:style-name="T4">Ļoti garš (M.)</text:span></text:p>
      <text:p text:style-name="P13"><text:span text:style-name="T4">3. KĀDS IR TAVS HOBIJS? Komandas sporti (H. P.), Loka šaušana (K. E.), Lasīšana (A. No Z. J.), </text:span><text:span text:style-name="T5">Laika pavadīšana ar draugiem</text:span><text:span text:style-name="T4"> (M.)</text:span></text:p>
      <text:p text:style-name="P13"><text:span text:style-name="T4">4. </text:span><text:span text:style-name="T5">TU TIECIES PĒC ... Ģimenes</text:span><text:span text:style-name="T6"> </text:span><text:span text:style-name="T5">(H. P.), Miera (K. E.), Skaistuma (A. No Z. J.), Piedzīvojuma (M.)</text:span></text:p>
      <text:p text:style-name="P19"><text:span text:style-name="T1">5. </text:span><text:span text:style-name="T7">NO ŠEIT PIEMINĒTAJIEM LAIKA PAVADĪŠANAS VEIDIEM TU LABPRĀTĀK ... Spēlētu galda spēles (H. P.), Dotos medībās (K. E.), Taisītu kūku (A. No Z. J.), Peldētos (M.)</text:span></text:p>
      <text:p text:style-name="P20"><text:span text:style-name="T1">6. </text:span><text:span text:style-name="T8">KĀDA IR TAVA SAPŅU PROFESIJA? Policists / Detektīvs (H. P), Mednieks (K. E.), </text:span><text:span text:style-name="T9">Rakstnieks (A. No Z. J), Pētnieks (M.)</text:span></text:p>
      <text:p text:style-name="P21"><text:span text:style-name="T1">7. </text:span><text:span text:style-name="T10">KAS IR TAVA MĪĻĀKĀ VIETA? Skola (H. P.), Mežs (K. E.), Pļava (A. No Z. J.), Pludmale (M.)</text:span></text:p>
      <text:p text:style-name="P22"><text:span text:style-name="T1">8. KURŠ NO ŠIEM ĒDIENIEM IR TAVS MĪĻĀKAIS? </text:span><text:span text:style-name="T11">Pīrāgs (H. P.), Sautējums (K. E.), Torte (A. No Z. J.), Banāni (M.)</text:span></text:p>
      <text:p text:style-name="P23"><text:span text:style-name="T1">9. KUR</text:span><text:span text:style-name="T12">Š NO ŠIEM AUTORIEM TEV PATĪK VISLABĀK? Dž. K. Roulinga (H. P.), Sūzena Kolinsa (K. E.), Lūsija Moda Montgomerija (A. No Z. J.), Tūve Jansone (M.)</text:span></text:p>
      <text:p text:style-name="P18"><text:span text:style-name="T1">10. UN, VISBEIDZOT, KAS IR TAVS MĪĻĀKAIS DZĪVNIEKS? Pūce (H. P.), </text:span><text:span text:style-name="T2">Dziedātājputns (K. E.), Kaķis (A. No Z. J.), Pūķītis (M.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2.82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7T18:42:30.859982564</meta:creation-date>
    <dc:date>2024-02-27T19:50:21.400330987</dc:date>
    <meta:editing-duration>PT18M42S</meta:editing-duration>
    <meta:editing-cycles>1</meta:editing-cycles>
    <meta:document-statistic meta:table-count="1" meta:image-count="0" meta:object-count="0" meta:page-count="11" meta:paragraph-count="265" meta:word-count="1963" meta:character-count="13710" meta:non-whitespace-character-count="11821"/>
    <meta:generator>LibreOffice/6.4.7.2$Linux_X86_64 LibreOffice_project/40$Build-2</meta:generator>
  </office:meta>
</office:document-meta>
</file>